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5" style:family="paragraph" style:parent-style-name="Standard">
      <style:paragraph-properties fo:text-align="justify" style:justify-single-word="false"/>
      <style:text-properties officeooo:rsid="001e25a7" officeooo:paragraph-rsid="001e25a7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<text:s/>NULL, telefono VARCHAR(15) NULL, direccion VARCHAR(200)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NULL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, <text:span text:style-name="T2">activo BOOLEAN DEFAULT TRUE</text:span>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  <text:p text:style-name="P3"/>
      <text:p text:style-name="P5"><text:bookmark-start text:name="__DdeLink__127_1623065801"/>ALTER TABLE Servicio ADD COLUMN veces_utilizado INT DEFAULT 0;<text:bookmark-end text:name="__DdeLink__127_162306580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18T14:12:44.112794148</dc:date>
    <meta:editing-duration>PT1H13M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451" meta:character-count="4074" meta:non-whitespace-character-count="3649"/>
  </office:meta>
</office:document-meta>
</file>